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1000000CAF236FBB504A9A1C3.png" manifest:media-type="image/png"/>
  <manifest:file-entry manifest:full-path="Pictures/10000201000002F1000000CA802CA30DA2F0138D.png" manifest:media-type="image/png"/>
  <manifest:file-entry manifest:full-path="Pictures/10000201000002F1000000CA94C7B31A6D57375F.png" manifest:media-type="image/png"/>
  <manifest:file-entry manifest:full-path="Pictures/10000201000002F1000000CA69DCFA3440EE4157.png" manifest:media-type="image/png"/>
  <manifest:file-entry manifest:full-path="Pictures/10000201000002F1000000CA6A2F2381314A2DBF.png" manifest:media-type="image/png"/>
  <manifest:file-entry manifest:full-path="Pictures/10000201000002F1000000CA37048F381BE9BDCD.png" manifest:media-type="image/png"/>
  <manifest:file-entry manifest:full-path="Pictures/10000201000002F1000000CA1B188E20193FBBC3.png" manifest:media-type="image/png"/>
  <manifest:file-entry manifest:full-path="Pictures/10000201000002F1000000CA29D0E5BA1B67555F.png" manifest:media-type="image/png"/>
  <manifest:file-entry manifest:full-path="Pictures/10000201000002F1000000CA8E592E8AC151C328.png" manifest:media-type="image/png"/>
  <manifest:file-entry manifest:full-path="Pictures/10000201000002F1000000CA441035E0BC96D57E.png" manifest:media-type="image/png"/>
  <manifest:file-entry manifest:full-path="Pictures/10000201000002F1000000CA9DF49036188022D7.png" manifest:media-type="image/png"/>
  <manifest:file-entry manifest:full-path="Pictures/10000201000002F1000000CA797BD2000E6E3346.png" manifest:media-type="image/png"/>
  <manifest:file-entry manifest:full-path="Pictures/10000201000002F1000000CABC392E481CD92AE1.png" manifest:media-type="image/png"/>
  <manifest:file-entry manifest:full-path="Pictures/10000201000002F1000000CA47BB4B93944704F9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0b9c1c" officeooo:paragraph-rsid="000b9c1c"/>
    </style:style>
    <style:style style:name="P2" style:family="paragraph" style:parent-style-name="Standard">
      <style:paragraph-properties fo:text-align="center" style:justify-single-word="false"/>
      <style:text-properties style:font-name="Arial" fo:font-size="8pt" officeooo:rsid="00119567" officeooo:paragraph-rsid="00119567" style:font-size-asian="8pt" style:font-size-complex="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Arial" officeooo:rsid="000b9c1c" officeooo:paragraph-rsid="000b9c1c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16pt" officeooo:rsid="001e86c9" officeooo:paragraph-rsid="00177bcc" style:font-size-asian="16pt" style:font-size-complex="16pt"/>
    </style:style>
    <style:style style:name="P5" style:family="paragraph" style:parent-style-name="Text_20_body">
      <style:paragraph-properties fo:text-align="center" style:justify-single-word="false"/>
      <style:text-properties officeooo:rsid="0012444d" officeooo:paragraph-rsid="00177bcc"/>
    </style:style>
    <style:style style:name="P6" style:family="paragraph" style:parent-style-name="Text_20_body">
      <style:paragraph-properties fo:text-align="end" style:justify-single-word="false"/>
      <style:text-properties officeooo:rsid="0012444d" officeooo:paragraph-rsid="00177bcc"/>
    </style:style>
    <style:style style:name="P7" style:family="paragraph" style:parent-style-name="Text_20_body">
      <style:text-properties officeooo:paragraph-rsid="00177bcc"/>
    </style:style>
    <style:style style:name="P8" style:family="paragraph" style:parent-style-name="Subtitle">
      <style:text-properties officeooo:paragraph-rsid="00177bcc"/>
    </style:style>
    <style:style style:name="P9" style:family="paragraph" style:parent-style-name="Heading_20_1">
      <style:paragraph-properties fo:text-align="center" style:justify-single-word="false"/>
      <style:text-properties style:font-name="Verdana" fo:font-size="32pt" fo:font-weight="normal" officeooo:paragraph-rsid="00177bcc" style:font-size-asian="32pt" style:font-weight-asian="normal" style:font-size-complex="32pt" style:font-weight-complex="normal"/>
    </style:style>
    <style:style style:name="T1" style:family="text">
      <style:text-properties fo:font-size="10pt" officeooo:rsid="0012444d" style:font-size-asian="10pt" style:font-size-complex="10pt"/>
    </style:style>
    <style:style style:name="T2" style:family="text">
      <style:text-properties officeooo:rsid="00177b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lavko Zagorac</text:p>
      <text:p text:style-name="P6"/>
      <text:p text:style-name="P6"/>
      <text:h text:style-name="P9" text:outline-level="1"/>
      <text:h text:style-name="P9" text:outline-level="1"/>
      <text:h text:style-name="P9" text:outline-level="1">Ukodus</text:h>
      <text:p text:style-name="P8"><text:span text:style-name="T1"><text:line-break/></text:span><text:span text:style-name="T2">C Flute</text:span></text:p>
      <text:p text:style-name="P7"/>
      <text:p text:style-name="P4">(For Information Only)</text:p>
      <text:p text:style-name="P3"/>
      <text:p text:style-name="P1"><draw:frame draw:style-name="fr1" draw:name="Image1" text:anchor-type="paragraph" svg:x="-0.499cm" svg:y="0.007cm" svg:width="18.618cm" svg:height="4.994cm" draw:z-index="0"><draw:image xlink:href="Pictures/10000201000002F1000000CA797BD2000E6E3346.png" xlink:type="simple" xlink:show="embed" xlink:actuate="onLoad"/></draw:frame><draw:frame draw:style-name="fr1" draw:name="Image3" text:anchor-type="paragraph" svg:x="-0.499cm" svg:y="9.991cm" svg:width="18.621cm" svg:height="4.994cm" draw:z-index="1"><draw:image xlink:href="Pictures/10000201000002F1000000CA441035E0BC96D57E.png" xlink:type="simple" xlink:show="embed" xlink:actuate="onLoad"/></draw:frame><draw:frame draw:style-name="fr1" draw:name="Image4" text:anchor-type="paragraph" svg:x="-0.499cm" svg:y="14.982cm" svg:width="18.685cm" svg:height="5.011cm" draw:z-index="2"><draw:image xlink:href="Pictures/10000201000002F1000000CABC392E481CD92AE1.png" xlink:type="simple" xlink:show="embed" xlink:actuate="onLoad"/></draw:frame><draw:frame draw:style-name="fr1" draw:name="Image5" text:anchor-type="paragraph" svg:x="-0.499cm" svg:y="19.992cm" svg:width="18.69cm" svg:height="5.013cm" draw:z-index="3"><draw:image xlink:href="Pictures/10000201000002F1000000CA9DF49036188022D7.png" xlink:type="simple" xlink:show="embed" xlink:actuate="onLoad"/></draw:frame></text:p>
      <text:p text:style-name="P1"><draw:frame draw:style-name="fr1" draw:name="Image2" text:anchor-type="paragraph" svg:x="-0.499cm" svg:y="0cm" svg:width="18.618cm" svg:height="4.994cm" draw:z-index="13"><draw:image xlink:href="Pictures/10000201000002F1000000CA6A2F2381314A2DBF.png" xlink:type="simple" xlink:show="embed" xlink:actuate="onLoad"/></draw:frame></text:p>
      <text:p text:style-name="P1"/>
      <text:p text:style-name="P1"/>
      <text:p text:style-name="P1"/>
      <text:p text:style-name="P2"><text:soft-page-break/>2</text:p>
      <text:p text:style-name="P1"><draw:frame draw:style-name="fr1" draw:name="Image6" text:anchor-type="paragraph" svg:x="-0.534cm" svg:y="0.067cm" svg:width="18.523cm" svg:height="4.967cm" draw:z-index="4"><draw:image xlink:href="Pictures/10000201000002F1000000CA8E592E8AC151C328.png" xlink:type="simple" xlink:show="embed" xlink:actuate="onLoad"/></draw:frame><draw:frame draw:style-name="fr1" draw:name="Image7" text:anchor-type="paragraph" svg:x="-0.534cm" svg:y="5.032cm" svg:width="18.586cm" svg:height="4.985cm" draw:z-index="5"><draw:image xlink:href="Pictures/10000201000002F1000000CA29D0E5BA1B67555F.png" xlink:type="simple" xlink:show="embed" xlink:actuate="onLoad"/></draw:frame><draw:frame draw:style-name="fr1" draw:name="Image8" text:anchor-type="paragraph" svg:x="-0.534cm" svg:y="10.015cm" svg:width="18.56cm" svg:height="4.978cm" draw:z-index="6"><draw:image xlink:href="Pictures/10000201000002F1000000CA1B188E20193FBBC3.png" xlink:type="simple" xlink:show="embed" xlink:actuate="onLoad"/></draw:frame><draw:frame draw:style-name="fr1" draw:name="Image9" text:anchor-type="paragraph" svg:x="-0.534cm" svg:y="14.991cm" svg:width="18.572cm" svg:height="4.981cm" draw:z-index="7"><draw:image xlink:href="Pictures/10000201000002F1000000CA47BB4B93944704F9.png" xlink:type="simple" xlink:show="embed" xlink:actuate="onLoad"/></draw:frame><draw:frame draw:style-name="fr1" draw:name="Image10" text:anchor-type="paragraph" svg:x="-0.534cm" svg:y="19.971cm" svg:width="18.54cm" svg:height="4.972cm" draw:z-index="8"><draw:image xlink:href="Pictures/10000201000002F1000000CA37048F381BE9BDCD.png" xlink:type="simple" xlink:show="embed" xlink:actuate="onLoad"/></draw:frame></text:p>
      <text:p text:style-name="P2"/>
      <text:p text:style-name="P2"><text:soft-page-break/>3</text:p>
      <text:p text:style-name="P1"><draw:frame draw:style-name="fr1" draw:name="Image11" text:anchor-type="paragraph" svg:x="-0.699cm" svg:y="0.09cm" svg:width="18.671cm" svg:height="5.008cm" draw:z-index="9"><draw:image xlink:href="Pictures/10000201000002F1000000CA69DCFA3440EE4157.png" xlink:type="simple" xlink:show="embed" xlink:actuate="onLoad"/></draw:frame><draw:frame draw:style-name="fr1" draw:name="Image12" text:anchor-type="paragraph" svg:x="-0.716cm" svg:y="5.223cm" svg:width="18.717cm" svg:height="5.02cm" draw:z-index="10"><draw:image xlink:href="Pictures/10000201000002F1000000CA94C7B31A6D57375F.png" xlink:type="simple" xlink:show="embed" xlink:actuate="onLoad"/></draw:frame><draw:frame draw:style-name="fr1" draw:name="Image13" text:anchor-type="paragraph" svg:x="-0.732cm" svg:y="10.384cm" svg:width="18.717cm" svg:height="5.02cm" draw:z-index="11"><draw:image xlink:href="Pictures/10000201000002F1000000CA802CA30DA2F0138D.png" xlink:type="simple" xlink:show="embed" xlink:actuate="onLoad"/></draw:frame><draw:frame draw:style-name="fr1" draw:name="Image14" text:anchor-type="paragraph" svg:x="-0.716cm" svg:y="15.529cm" svg:width="18.644cm" svg:height="5.001cm" draw:z-index="12"><draw:image xlink:href="Pictures/10000201000002F1000000CAF236FBB504A9A1C3.png" xlink:type="simple" xlink:show="embed" xlink:actuate="onLoad"/></draw:frame>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avko Zagorac</meta:initial-creator>
    <meta:creation-date>2017-03-09T08:50:22.317232000</meta:creation-date>
    <dc:date>2018-09-25T09:09:23.162399138</dc:date>
    <dc:creator>Slavko Zagorac</dc:creator>
    <meta:editing-duration>PT32M21S</meta:editing-duration>
    <meta:editing-cycles>9</meta:editing-cycles>
    <meta:generator>LibreOffice/5.3.7.2$MacOSX_X86_64 LibreOffice_project/6b8ed514a9f8b44d37a1b96673cbbdd077e24059</meta:generator>
    <meta:printed-by>Slavko Zagorac</meta:printed-by>
    <meta:print-date>2017-03-09T09:27:31.703302000</meta:print-date>
    <meta:document-statistic meta:table-count="0" meta:image-count="14" meta:object-count="0" meta:page-count="4" meta:paragraph-count="7" meta:word-count="10" meta:character-count="53" meta:non-whitespace-character-count="47"/>
  </office:meta>
</office:document-meta>
</file>